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000000"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urier New" fo:font-size="22pt" fo:text-shadow="none" style:text-underline-style="none" fo:font-weight="600" style:letter-kerning="true" style:font-name-asian="Courier New" style:font-size-asian="22pt" style:font-weight-asian="bold" style:font-name-complex="Courier New" style:font-size-complex="22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italic" fo:text-shadow="none" style:text-underline-style="none" fo:font-weight="600" style:letter-kerning="true" style:font-name-asian="Courier New" style:font-size-asian="22pt" style:font-style-asian="italic" style:font-weight-asian="bold" style:font-name-complex="Courier New" style:font-size-complex="2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600" style:letter-kerning="true" style:font-name-asian="Courier New" style:font-size-asian="22pt" style:font-style-asian="normal" style:font-weight-asian="bold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.2cm" svg:y="7.337cm" presentation:class="title" presentation:user-transformed="true">
          <draw:text-box>
            <text:p>Depths Of My Mind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/>
            <text:p text:style-name="P1">Informatik Projekt (2018) Lk Ambrosius von </text:p>
            <text:p text:style-name="P1">Johanna Kaiser, Julian Sander, Lina Geis, Shunde Zhang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<text:tab/><text:tab/><text:tab/><text:tab/><text:tab/>Inhalt der Präs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mplementationsdiagramm </text:p>
              </text:list-item>
              <text:list-item>
                <text:p>Story Idee </text:p>
              </text:list-item>
              <text:list-item>
                <text:p>View</text:p>
              </text:list-item>
              <text:list-item>
                <text:p>Story Controller</text:p>
              </text:list-item>
              <text:list-item>
                <text:p>Sound Controller</text:p>
              </text:list-item>
              <text:list-item>
                <text:p>3D Array</text:p>
              </text:list-item>
              <text:list-item>
                <text:p text:style-name="P4">JLabel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lementationsdiagramm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ory Ide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yp steht unter Drogen</text:p>
              </text:list-item>
              <text:list-item>
                <text:p>Begegnet seine 7 Todsünden</text:p>
              </text:list-item>
              <text:list-item>
                <text:p>Realisiert das alles nur in seinem Kopf ist</text:p>
              </text:list-item>
              <text:list-item>
                <text:p>Drogen sind für die Wissenschaft</text:p>
              </text:list-item>
              <text:list-item>
                <text:p>Krankheit seiner Schwe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 1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5"><text:span text:style-name="T1">public void drawPaintings(){</text:span><text:span text:style-name="T1"><text:line-break/></text:span><text:span text:style-name="T1"> <text:s/>...</text:span><text:span text:style-name="T1"><text:line-break/></text:span><text:span text:style-name="T1"> <text:s text:c="3"/>if (view.getLayer()==1 &amp;&amp; view.getModelController().getPlayer().getLevel()==0 ){</text:span><text:span text:style-name="T1"><text:line-break/></text:span><text:span text:style-name="T1"> <text:s text:c="7"/>...</text:span><text:span text:style-name="T1"><text:line-break/></text:span><text:span text:style-name="T1"> <text:s text:c="7"/>//JLabel</text:span><text:span text:style-name="T1"><text:line-break/></text:span><text:span text:style-name="T1"> <text:s text:c="7"/>painting.setLabel(new JLabel());</text:span><text:span text:style-name="T1"><text:line-break/></text:span><text:span text:style-name="T1"> <text:s text:c="7"/>painting.getLabel().setBorder(BorderFactory.</text:span><text:span text:style-name="T2">createMatteBorder</text:span><text:span text:style-name="T1">(10,10,10,0,new Color(21,30,61)));</text:span><text:span text:style-name="T1"><text:line-break/></text:span><text:span text:style-name="T1"> <text:s text:c="7"/>painting.addComponent(painting,painting.getLabel(),0,0,1,1,6,1);</text:span><text:span text:style-name="T1"><text:line-break/></text:span><text:span text:style-name="T1"> <text:s text:c="7"/>painting.getLabel().setOpaque(true);</text:span><text:span text:style-name="T1"><text:line-break/></text:span><text:span text:style-name="T1"> <text:s text:c="7"/>painting.setChoiceLabel(new JLabel());</text:span><text:span text:style-name="T1"><text:line-break/></text:span><text:span text:style-name="T1"> <text:s text:c="7"/>paintings[1].getChoiceLabel().setVisible(false);</text:span><text:span text:style-name="T1"><text:line-break/></text:span><text:span text:style-name="T1"> <text:s text:c="7"/>painting.getChoiceLabel().setBorder(BorderFactory.</text:span><text:span text:style-name="T2">createMatteBorder</text:span><text:span text:style-name="T1">(10,10,10,10,new Color(21,30,61)));</text:span><text:span text:style-name="T1"><text:line-break/></text:span><text:span text:style-name="T1"> <text:s text:c="7"/>painting.getChoiceLabel().setOpaque(true);</text:span><text:span text:style-name="T1"><text:line-break/></text:span><text:span text:style-name="T1"> <text:s text:c="7"/>painting.addComponent(painting,painting.getChoiceLabel(),1,0,1,1,0.25,1);</text:span><text:span text:style-name="T1"><text:line-break/></text:span><text:span text:style-name="T1"> <text:s text:c="7"/>//JTextField</text:span><text:span text:style-name="T1"><text:line-break/></text:span><text:span text:style-name="T1"> <text:s text:c="7"/>painting.setTextField(new JTextField());</text:span><text:span text:style-name="T1"><text:line-break/></text:span><text:span text:style-name="T1"> <text:s text:c="7"/>painting.getTextField().setBorder(BorderFactory.</text:span><text:span text:style-name="T2">createMatteBorder</text:span><text:span text:style-name="T3">(0,10,10,10,new Color(21,30,61)));</text:span><text:span text:style-name="T3"><text:line-break/></text:span><text:span text:style-name="T3"> <text:s text:c="7"/>painting.textFieldKeyPressed();</text:span><text:span text:style-name="T3"><text:line-break/></text:span><text:span text:style-name="T3"> <text:s text:c="7"/>painting.addComponent(painting,painting.getTextField(),0,1,1,0,0.25,0.01);</text:span><text:span text:style-name="T3"><text:line-break/></text:span><text:span text:style-name="T3"> <text:s text:c="7"/>painting.setChoiceButton(new JButton("Get Choices"));</text:span><text:span text:style-name="T3"><text:line-break/></text:span><text:span text:style-name="T3"> <text:s text:c="7"/>painting.addComponent(painting,painting.getChoiceButton(),1,1,1,1,0.25,0.01);</text:span><text:span text:style-name="T3"><text:line-break/></text:span><text:span text:style-name="T3"> <text:s text:c="7"/>...</text:span><text:span text:style-name="T3"><text:line-break/></text:span><text:span text:style-name="T3"> <text:s text:c="3"/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 2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ory Controller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und Controller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3D Array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Label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Noch Frag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2:33:38.308000000</meta:creation-date>
    <meta:editing-duration>PT11M48S</meta:editing-duration>
    <meta:editing-cycles>3</meta:editing-cycles>
    <meta:generator>LibreOffice/5.4.3.2$Windows_X86_64 LibreOffice_project/92a7159f7e4af62137622921e809f8546db437e5</meta:generator>
    <dc:date>2018-10-31T13:16:14.969000000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